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bbd8" officeooo:paragraph-rsid="0012bbd8"/>
    </style:style>
    <style:style style:name="P2" style:family="paragraph" style:parent-style-name="Standard">
      <style:paragraph-properties fo:text-align="center" style:justify-single-word="false"/>
      <style:text-properties fo:font-size="20pt" officeooo:rsid="0012bbd8" officeooo:paragraph-rsid="0012bbd8" style:font-size-asian="20pt" style:font-size-complex="20pt"/>
    </style:style>
    <style:style style:name="P3" style:family="paragraph" style:parent-style-name="Footer">
      <style:text-properties officeooo:rsid="001c5766" officeooo:paragraph-rsid="00231f80"/>
    </style:style>
    <style:style style:name="P4" style:family="paragraph" style:parent-style-name="Footer">
      <style:text-properties officeooo:rsid="001ad10a" officeooo:paragraph-rsid="00231f80"/>
    </style:style>
    <style:style style:name="P5" style:family="paragraph" style:parent-style-name="Footer">
      <style:text-properties officeooo:rsid="002518e7" officeooo:paragraph-rsid="002518e7"/>
    </style:style>
    <style:style style:name="P6" style:family="paragraph" style:parent-style-name="Header">
      <style:text-properties officeooo:rsid="00231f80" officeooo:paragraph-rsid="00231f80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2bbd8" officeooo:paragraph-rsid="0012bbd8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officeooo:rsid="0012bbd8" officeooo:paragraph-rsid="0012bbd8" style:font-size-asian="12.25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officeooo:rsid="00162cea" officeooo:paragraph-rsid="00162cea" style:font-size-asian="12.25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officeooo:rsid="00162cea" officeooo:paragraph-rsid="0018041e" style:font-size-asian="12.25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officeooo:rsid="0018041e" officeooo:paragraph-rsid="0018041e" style:font-size-asian="12.25pt" style:font-size-complex="14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officeooo:rsid="00197909" officeooo:paragraph-rsid="00197909" style:font-size-asian="12.25pt" style:font-size-complex="14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officeooo:rsid="001fa2d4" officeooo:paragraph-rsid="001fa2d4" style:font-size-asian="12.25pt" style:font-size-complex="14pt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officeooo:rsid="001fa2d4" officeooo:paragraph-rsid="002518e7" style:font-size-asian="12.25pt" style:font-size-complex="14pt"/>
    </style:style>
    <style:style style:name="P15" style:family="paragraph" style:parent-style-name="Standard" style:list-style-name="L3">
      <style:text-properties fo:font-size="14pt" officeooo:rsid="0012bbd8" officeooo:paragraph-rsid="0012bbd8" style:font-size-asian="14pt" style:font-size-complex="14pt"/>
    </style:style>
    <style:style style:name="P16" style:family="paragraph" style:parent-style-name="Standard">
      <style:text-properties fo:font-size="14pt" officeooo:rsid="0012bbd8" officeooo:paragraph-rsid="0012bbd8" style:font-size-asian="14pt" style:font-size-complex="14pt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2518e7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62cea" officeooo:paragraph-rsid="00162cea"/>
    </style:style>
    <style:style style:name="P19" style:family="paragraph" style:parent-style-name="Standard">
      <style:text-properties fo:font-size="16pt" fo:font-weight="bold" officeooo:rsid="0012bbd8" officeooo:paragraph-rsid="0012bbd8" style:font-size-asian="16pt" style:font-weight-asian="bold" style:font-size-complex="16pt" style:font-weight-complex="bold"/>
    </style:style>
    <style:style style:name="T1" style:family="text">
      <style:text-properties officeooo:rsid="001c5766"/>
    </style:style>
    <style:style style:name="T2" style:family="text">
      <style:text-properties style:text-position="super 58%" officeooo:rsid="001e4eeb"/>
    </style:style>
    <style:style style:name="T3" style:family="text">
      <style:text-properties style:text-position="super 58%" fo:font-size="14pt" style:font-size-asian="12.25pt" style:font-size-complex="14pt"/>
    </style:style>
    <style:style style:name="T4" style:family="text">
      <style:text-properties style:text-position="super 58%" fo:font-size="14pt" officeooo:rsid="0014a11d" style:font-size-asian="12.25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132965" style:font-size-asian="12.25pt" style:font-size-complex="14pt"/>
    </style:style>
    <style:style style:name="T7" style:family="text">
      <style:text-properties fo:font-size="14pt" officeooo:rsid="001ad10a" style:font-size-asian="12.25pt" style:font-size-complex="14pt"/>
    </style:style>
    <style:style style:name="T8" style:family="text">
      <style:text-properties officeooo:rsid="00197909"/>
    </style:style>
    <style:style style:name="T9" style:family="text">
      <style:text-properties officeooo:rsid="0022829d"/>
    </style:style>
    <style:style style:name="T10" style:family="text">
      <style:text-properties officeooo:rsid="001ad1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874in" fo:text-indent="-0.25in" fo:margin-left="0.887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374in" fo:text-indent="-0.25in" fo:margin-left="1.137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874in" fo:text-indent="-0.25in" fo:margin-left="1.387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374in" fo:text-indent="-0.25in" fo:margin-left="1.637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874in" fo:text-indent="-0.25in" fo:margin-left="1.887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374in" fo:text-indent="-0.25in" fo:margin-left="2.137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874in" fo:text-indent="-0.25in" fo:margin-left="2.387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374in" fo:text-indent="-0.25in" fo:margin-left="2.637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874in" fo:text-indent="-0.25in" fo:margin-left="2.887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374in" fo:text-indent="-0.25in" fo:margin-left="3.137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ectronics/Firmware</text:p>
      <text:list xml:id="list3970910399" text:style-name="L1">
        <text:list-item>
          <text:p text:style-name="P8">Camera</text:p>
          <text:list>
            <text:list-item>
              <text:p text:style-name="P8">Writing driver code for Camera [ camera.h, camera.c ]</text:p>
            </text:list-item>
            <text:list-item>
              <text:p text:style-name="P8">Taking photos every 2 seconds (at least 5 photos, 480x480p)</text:p>
            </text:list-item>
            <text:list-item>
              <text:p text:style-name="P8">Storing photos</text:p>
              <text:p text:style-name="P8"/>
            </text:list-item>
          </text:list>
        </text:list-item>
        <text:list-item>
          <text:p text:style-name="P8">GPS </text:p>
          <text:list>
            <text:list-item>
              <text:p text:style-name="P8">Writing driver code for GPS module</text:p>
            </text:list-item>
            <text:list-item>
              <text:p text:style-name="P9">getting longtitude and latitude information</text:p>
              <text:p text:style-name="P9"/>
            </text:list-item>
          </text:list>
        </text:list-item>
        <text:list-item>
          <text:p text:style-name="P8">Data transmission</text:p>
          <text:list>
            <text:list-item>
              <text:p text:style-name="P7"><text:span text:style-name="T5">Writing driver code for XBEE S1</text:span><text:span text:style-name="T3"> (probably)</text:span></text:p>
            </text:list-item>
            <text:list-item>
              <text:p text:style-name="P7"><text:span text:style-name="T5">Sending telemetric </text:span><text:span text:style-name="T6">data</text:span><text:span text:style-name="T4"> </text:span><text:span text:style-name="T6">each second</text:span></text:p>
              <text:list>
                <text:list-item>
                  <text:p text:style-name="P18"><text:span text:style-name="T6">s</text:span><text:span text:style-name="T5">ending photos every 2 seconds</text:span></text:p>
                  <text:p text:style-name="P9"/>
                </text:list-item>
              </text:list>
            </text:list-item>
          </text:list>
        </text:list-item>
        <text:list-item>
          <text:p text:style-name="P10">Telemetric information</text:p>
          <text:list>
            <text:list-item>
              <text:p text:style-name="P11">Battery voltage measurement IC ?</text:p>
            </text:list-item>
            <text:list-item>
              <text:p text:style-name="P11"><text:span text:style-name="T8">Driver for </text:span>BMP (180 or 280)</text:p>
            </text:list-item>
            <text:list-item>
              <text:p text:style-name="P12">Configuring Real Time Clock</text:p>
            </text:list-item>
            <text:list-item>
              <text:p text:style-name="P13">Measuring number of cycles of propeller (?)</text:p>
              <text:p text:style-name="P13"/>
            </text:list-item>
          </text:list>
        </text:list-item>
        <text:list-item>
          <text:p text:style-name="P13">Main Driver Code</text:p>
          <text:list>
            <text:list-item>
              <text:p text:style-name="P14"><text:span text:style-name="T9">Configuring FREE</text:span>RTOS<text:span text:style-name="T10"> <text:s text:c="3"/></text:span></text:p>
            </text:list-item>
            <text:list-item>
              <text:p text:style-name="P14"><text:span text:style-name="T10">3 main threads:</text:span></text:p>
              <text:list>
                <text:list-item>
                  <text:p text:style-name="P14"><text:span text:style-name="T10">data acquisition (telemetry info) <text:s text:c="11"/></text:span></text:p>
                </text:list-item>
                <text:list-item>
                  <text:p text:style-name="P14"><text:span text:style-name="T10">data processing</text:span></text:p>
                </text:list-item>
                <text:list-item>
                  <text:p text:style-name="P14"><text:span text:style-name="T10">data sending</text:span></text:p>
                </text:list-item>
              </text:list>
            </text:list-item>
            <text:list-item>
              <text:p text:style-name="P17"><text:span text:style-name="T7">additional threads:</text:span></text:p>
              <text:list>
                <text:list-item>
                  <text:p text:style-name="P17"><text:span text:style-name="T7">satellite balance</text:span></text:p>
                </text:list-item>
                <text:list-item>
                  <text:p text:style-name="P17"><text:span text:style-name="T7">camera handler</text:span></text:p>
                </text:list-item>
              </text:list>
            </text:list-item>
          </text:list>
        </text:list-item>
      </text:list>
      <text:p text:style-name="P5"/>
      <text:p text:style-name="P4">Telemetric data packet: </text:p>
      <text:p text:style-name="P3">{ </text:p>
      <text:p text:style-name="P4"><text:s text:c="4"/>[ID] [Uptime] </text:p>
      <text:p text:style-name="P4"><text:s text:c="4"/>[N of packets] [Voltage] </text:p>
      <text:p text:style-name="P4"><text:s text:c="4"/>[Altitude] [Velocity]</text:p>
      <text:p text:style-name="P4"><text:s text:c="4"/>[Latitude] [Longtitude]</text:p>
      <text:p text:style-name="P4"><text:span text:style-name="T1"><text:s text:c="4"/>[</text:span>Photo Info] [Propeller]</text:p>
      <text:p text:style-name="P4"><text:s text:c="4"/>[Real time for dispatch] </text:p>
      <text:p text:style-name="P4"><text:s text:c="4"/>[N of photos taken] [N of photos sent] <text:span text:style-name="T2">(optional)</text:span></text:p>
      <text:p text:style-name="P3">}</text:p>
      <text:p text:style-name="P19"><text:soft-page-break/>List of electronics</text:p>
      <text:list xml:id="list3663442801" text:style-name="L3">
        <text:list-item>
          <text:p text:style-name="P15">STM32F103C8T6 (microcontroller)</text:p>
        </text:list-item>
        <text:list-item>
          <text:p text:style-name="P15">XBEE S1 (for radiotransmission)</text:p>
        </text:list-item>
        <text:list-item>
          <text:p text:style-name="P15">MPU 6050 (gyrosensor)</text:p>
        </text:list-item>
        <text:list-item>
          <text:p text:style-name="P15">BMP280 (pressure sensor for altitude measurement)</text:p>
        </text:list-item>
        <text:list-item>
          <text:p text:style-name="P15">...</text:p>
        </text:list-item>
      </text:list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31f80" officeooo:paragraph-rsid="00231f8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nis Majoris CanSat2020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9T00:07:55.595013596</meta:creation-date>
    <dc:date>2020-01-19T22:12:48.239617173</dc:date>
    <meta:editing-duration>PT1H1M16S</meta:editing-duration>
    <meta:editing-cycles>21</meta:editing-cycles>
    <meta:generator>LibreOffice/6.3.3.2.0$Linux_X86_64 LibreOffice_project/30$Build-2</meta:generator>
    <meta:document-statistic meta:table-count="0" meta:image-count="0" meta:object-count="0" meta:page-count="2" meta:paragraph-count="48" meta:word-count="187" meta:character-count="1134" meta:non-whitespace-character-count="973"/>
  </office:meta>
</office:document-meta>
</file>